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100000D7D219FCA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P5" style:family="paragraph" style:parent-style-name="Standard">
      <style:text-properties fo:language="none" fo:country="none" style:language-asian="none" style:country-asian="none"/>
    </style:style>
    <style:style style:name="P6" style:family="paragraph" style:parent-style-name="Standard">
      <style:text-properties fo:font-style="italic" style:font-style-asian="italic"/>
    </style:style>
    <style:style style:name="P7" style:family="paragraph" style:parent-style-name="Standard">
      <style:paragraph-properties>
        <style:tab-stops>
          <style:tab-stop style:position="1.5138in"/>
        </style:tab-stops>
      </style:paragraph-properties>
    </style:style>
    <style:style style:name="P8" style:family="paragraph" style:parent-style-name="Standard" style:master-page-name="Standard">
      <style:paragraph-properties style:page-number="auto">
        <style:tab-stops>
          <style:tab-stop style:position="2.3264in"/>
        </style:tab-stops>
      </style:paragraph-properties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style="italic" style:font-size-asian="10pt" style:font-style-asian="italic" style:font-name-complex="Arial" style:font-size-complex="10pt"/>
    </style:style>
    <style:style style:name="P10" style:family="paragraph" style:parent-style-name="Standard">
      <style:text-properties officeooo:paragraph-rsid="00134c4e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2" style:family="text">
      <style:text-properties style:font-name="Arial" fo:font-size="14pt" fo:font-weight="bold" officeooo:rsid="00134c4e" style:font-size-asian="14pt" style:font-weight-asian="bold" style:font-name-complex="Arial" style:font-size-complex="14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officeooo:rsid="00134c4e" style:font-name-complex="Arial"/>
    </style:style>
    <style:style style:name="T5" style:family="text">
      <style:text-properties fo:color="#808080" style:font-name="Arial" fo:font-size="13pt" fo:font-weight="bold" style:font-size-asian="13pt" style:font-weight-asian="bold" style:font-name-complex="Arial" style:font-size-complex="13pt"/>
    </style:style>
    <style:style style:name="T6" style:family="text">
      <style:text-properties fo:color="#808080" style:font-name="Arial" fo:font-size="14pt" fo:font-weight="bold" style:font-size-asian="14pt" style:font-weight-asian="bold" style:font-name-complex="Arial" style:font-size-complex="14pt"/>
    </style:style>
    <style:style style:name="T7" style:family="text">
      <style:text-properties fo:color="#808080" style:font-name="Arial" fo:font-size="14pt" fo:font-weight="bold" officeooo:rsid="00134c4e" style:font-size-asian="14pt" style:font-weight-asian="bold" style:font-name-complex="Arial" style:font-size-complex="14pt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5"><draw:frame draw:style-name="fr1" draw:name="Marco1" text:anchor-type="char" svg:x="-0.75in" svg:y="0.0583in" svg:width="7.5in" svg:height="1.6252in" draw:z-index="1"><draw:text-box><text:p text:style-name="Standard"><text:span text:style-name="T5">Titulo:</text:span><text:span text:style-name="T1"> </text:span><text:span text:style-name="T4">Implementación en GPU de un algoritmo eficiente de dinámica molecular con potenciales numéricos </text:span></text:p><text:p text:style-name="P10"><text:span text:style-name="T5">Autores:</text:span><text:span text:style-name="T6"> </text:span><text:span text:style-name="T4">Ignacio Eguinoa</text:span></text:p><text:p text:style-name="P10"><text:span text:style-name="T5">Director:</text:span><text:span text:style-name="T6"> </text:span><text:span text:style-name="T4">Dr. Fernando Tinetti</text:span></text:p><text:p text:style-name="Standard"><text:span text:style-name="T5">Carrera:</text:span><text:span text:style-name="T6"> </text:span><text:span text:style-name="T4">Licenciatura en Informática</text:span></text:p><text:p text:style-name="P4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Marco2" text:anchor-type="char" svg:x="-0.8752in" svg:y="1.0335in" svg:width="7.5in" svg:height="2.1252in" draw:z-index="2"><draw:text-box><text:p text:style-name="P2">Completar con tipografía Arial – tamaño 10 - justificado</text:p><text:p text:style-name="P6"/></draw:text-box></draw:frame><draw:frame draw:style-name="fr1" draw:name="Marco3" text:anchor-type="char" svg:x="-0.8752in" svg:y="3.6583in" svg:width="3.6252in" svg:height="1.75in" draw:z-index="3"><draw:text-box><text:p text:style-name="P2">Completar con tipografía Arial – tamaño 10 - justificado</text:p></draw:text-box></draw:frame><draw:frame draw:style-name="fr1" draw:name="Marco4" text:anchor-type="char" svg:x="3in" svg:y="3.6583in" svg:width="3.6252in" svg:height="1.75in" draw:z-index="4"><draw:text-box><text:p text:style-name="P2">Completar con tipografía Arial – tamaño 10 - justificado</text:p></draw:text-box></draw:frame><draw:frame draw:style-name="fr1" draw:name="Marco5" text:anchor-type="char" svg:x="3in" svg:y="5.6583in" svg:width="3.6252in" svg:height="1.75in" draw:z-index="6"><draw:text-box><text:p text:style-name="P2">Completar con tipografía Arial – tamaño 10 - justificado</text:p></draw:text-box></draw:frame><draw:frame draw:style-name="fr1" draw:name="Marco6" text:anchor-type="char" svg:x="-0.8752in" svg:y="5.6583in" svg:width="3.6252in" svg:height="1.75in" draw:z-index="5"><draw:text-box><text:p text:style-name="P2">Completar con tipografía Arial – tamaño 10 - justificado</text:p><text:p text:style-name="P2"/></draw:text-box></draw:frame><draw:frame draw:style-name="fr1" draw:name="Marco7" text:anchor-type="char" svg:x="5.1252in" svg:y="7.9083in" svg:width="1.75in" svg:height="0.25in" draw:z-index="7"><draw:text-box><text:p text:style-name="P3">MES Y AÑO</text:p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-content" style:horizontal-pos="center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9846in" fo:margin-left="1.1811in" fo:margin-right="1.181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1.4764in" fo:margin-left="0in" fo:margin-right="0in" fo:margin-bottom="1.437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y="-1.8752in" svg:width="8.2701in" svg:height="11.5098in" draw:z-index="0"><draw:image xlink:href="Pictures/10000000000009B100000D7D219FCA7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5-05-09T16:21:58.802155327</dc:date>
    <meta:print-date>2010-09-22T11:00:00</meta:print-date>
    <meta:editing-cycles>8</meta:editing-cycles>
    <meta:editing-duration>PT1H32M</meta:editing-duration>
    <meta:generator>LibreOffice/4.2.7.2$Linux_X86_64 LibreOffice_project/420m0$Build-2</meta:generator>
    <meta:document-statistic meta:table-count="0" meta:image-count="1" meta:object-count="0" meta:page-count="1" meta:paragraph-count="12" meta:word-count="68" meta:character-count="485" meta:non-whitespace-character-count="419"/>
  </office:meta>
</office:document-meta>
</file>